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mment">
      <style:text-properties officeooo:rsid="00093ffd" officeooo:paragraph-rsid="00093ffd"/>
    </style:style>
    <style:style style:name="P7" style:family="paragraph" style:parent-style-name="comment">
      <style:text-properties officeooo:rsid="000a134e" officeooo:paragraph-rsid="000a134e"/>
    </style:style>
    <style:style style:name="P8" style:family="paragraph" style:parent-style-name="comment">
      <style:text-properties officeooo:rsid="000e81d9" officeooo:paragraph-rsid="000e81d9"/>
    </style:style>
    <style:style style:name="P9" style:family="paragraph" style:parent-style-name="comment">
      <style:text-properties officeooo:paragraph-rsid="000e81d9"/>
    </style:style>
    <style:style style:name="P10" style:family="paragraph" style:parent-style-name="comment">
      <style:paragraph-properties fo:margin-left="0.4925in" fo:margin-right="0in" fo:text-indent="0in" style:auto-text-indent="false"/>
    </style:style>
    <style:style style:name="P11" style:family="paragraph" style:parent-style-name="code">
      <style:text-properties officeooo:rsid="000e81d9" officeooo:paragraph-rsid="000e81d9"/>
    </style:style>
    <style:style style:name="P12" style:family="paragraph" style:parent-style-name="code">
      <style:text-properties officeooo:rsid="0011ca50" officeooo:paragraph-rsid="0011ca50"/>
    </style:style>
    <style:style style:name="P13" style:family="paragraph" style:parent-style-name="code">
      <style:text-properties officeooo:rsid="0012f97c" officeooo:paragraph-rsid="0012f97c"/>
    </style:style>
    <style:style style:name="P14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5" style:family="paragraph" style:parent-style-name="Heading_20_1">
      <style:text-properties officeooo:rsid="00093ffd" officeooo:paragraph-rsid="00093ffd"/>
    </style:style>
    <style:style style:name="P16" style:family="paragraph" style:parent-style-name="Heading_20_2">
      <style:text-properties officeooo:rsid="00093ffd" officeooo:paragraph-rsid="00093ffd"/>
    </style:style>
    <style:style style:name="P17" style:family="paragraph" style:parent-style-name="Heading_20_2">
      <style:text-properties officeooo:rsid="000e81d9" officeooo:paragraph-rsid="000e81d9"/>
    </style:style>
    <style:style style:name="P18" style:family="paragraph" style:parent-style-name="Heading_20_2">
      <style:text-properties officeooo:rsid="00109fe2" officeooo:paragraph-rsid="00109fe2"/>
    </style:style>
    <style:style style:name="P19" style:family="paragraph" style:parent-style-name="Heading_20_2">
      <style:text-properties officeooo:rsid="0012f97c" officeooo:paragraph-rsid="0012f97c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todo">
      <style:text-properties officeooo:rsid="0011ca50" officeooo:paragraph-rsid="0011ca50"/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320_1868828051" text:style-name="Index_20_Link" text:visited-style-name="Index_20_Link">1. Environment Setup<text:tab/>1</text:a></text:p>
          <text:p text:style-name="P21"><text:a xlink:type="simple" xlink:href="#__RefHeading__324_1868828051" text:style-name="Index_20_Link" text:visited-style-name="Index_20_Link">1.1 Update DB<text:tab/>1</text:a></text:p>
          <text:p text:style-name="P20"><text:a xlink:type="simple" xlink:href="#__RefHeading__322_1868828051" text:style-name="Index_20_Link" text:visited-style-name="Index_20_Link">2. Initialize GIT<text:tab/>1</text:a></text:p>
          <text:p text:style-name="P21"><text:a xlink:type="simple" xlink:href="#__RefHeading__153_2070287841" text:style-name="Index_20_Link" text:visited-style-name="Index_20_Link">2.1 Settings<text:tab/>1</text:a></text:p>
          <text:p text:style-name="P21"><text:a xlink:type="simple" xlink:href="#__RefHeading__155_2070287841" text:style-name="Index_20_Link" text:visited-style-name="Index_20_Link">2.2 Initialize Repo<text:tab/>1</text:a></text:p>
          <text:p text:style-name="P21"><text:a xlink:type="simple" xlink:href="#__RefHeading__157_2070287841" text:style-name="Index_20_Link" text:visited-style-name="Index_20_Link">2.3 Commit Changes<text:tab/>2</text:a></text:p>
          <text:p text:style-name="P21"><text:a xlink:type="simple" xlink:href="#__RefHeading__159_2070287841" text:style-name="Index_20_Link" text:visited-style-name="Index_20_Link">2.4 Delete a File<text:tab/>2</text:a></text:p>
        </text:index-body>
      </text:table-of-content>
      <text:h text:style-name="P15" text:outline-level="1"><text:bookmark-start text:name="__RefHeading__320_1868828051"/>1. Environment Setup<text:bookmark-end text:name="__RefHeading__320_1868828051"/></text:h>
      <text:p text:style-name="P1"/>
      <text:p text:style-name="P6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7"># Setup Postgres</text:p>
      <text:p text:style-name="P3">sudo -u postgres createuser -D -A -P pinpoint</text:p>
      <text:p text:style-name="code">sudo -u postgres createdb -O pinpoint pinpoint</text:p>
      <text:h text:style-name="P16" text:outline-level="2"><text:bookmark-start text:name="__RefHeading__324_1868828051"/>1.1 <text:span text:style-name="T1">Update DB</text:span><text:bookmark-end text:name="__RefHeading__324_1868828051"/></text:h>
      <text:p text:style-name="code">python manage.py makemigrations vendor_calculator</text:p>
      <text:p text:style-name="code">python manage.py sqlmigrate vendor_calculator 0001</text:p>
      <text:p text:style-name="code">python manage.py makemigrations</text:p>
      <text:p text:style-name="code">python manage.py migrate</text:p>
      <text:h text:style-name="P15" text:outline-level="1"><text:bookmark-start text:name="__RefHeading__322_1868828051"/>2. Initialize GIT<text:bookmark-end text:name="__RefHeading__322_1868828051"/></text:h>
      <text:h text:style-name="P17" text:outline-level="2"><text:bookmark-start text:name="__RefHeading__153_2070287841"/>2.1 Settings<text:bookmark-end text:name="__RefHeading__153_2070287841"/></text:h>
      <text:p text:style-name="P22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# Remove the need to reenter password on every push</text:p>
      <text:p text:style-name="P12">git config --global credential.helper cache</text:p>
      <text:h text:style-name="P17" text:outline-level="2"><text:bookmark-start text:name="__RefHeading__155_2070287841"/>2.2 Initialize Repo<text:bookmark-end text:name="__RefHeading__155_2070287841"/></text:h>
      <text:p text:style-name="P8"># </text:p>
      <text:p text:style-name="P8"># Create Repo</text:p>
      <text:p text:style-name="P8">#</text:p>
      <text:p text:style-name="P9"><text:span text:style-name="T2"># </text:span>Add a new repository</text:p>
      <text:p text:style-name="P9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code"/>
      <text:p text:style-name="P8"># </text:p>
      <text:p text:style-name="P8"># Remove database settings from git</text:p>
      <text:p text:style-name="P8"><text:soft-page-break/>#</text:p>
      <text:p text:style-name="P8"># Move database settings from pinpoint_vms/settings.py to </text:p>
      <text:p text:style-name="P8"># pinpoint_vms/secret_settings.py</text:p>
      <text:p text:style-name="P8"># Add “from secret_settings import *” to settings.py</text:p>
      <text:p text:style-name="P8"># Edit .gitingore and add pinpoint_vms.secret_settings.py to it</text:p>
      <text:p text:style-name="P8"/>
      <text:p text:style-name="P8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4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0">Username for 'https://github.com': hughy603 </text:p>
      <text:p text:style-name="P10">Password for 'https://hughy603@github.com': </text:p>
      <text:p text:style-name="P10">Branch master set up to track remote branch master from origin. </text:p>
      <text:p text:style-name="P10">Everything up-to-date </text:p>
      <text:h text:style-name="P17" text:outline-level="2"><text:bookmark-start text:name="__RefHeading__157_2070287841"/>2.3 Commit Changes<text:bookmark-end text:name="__RefHeading__157_2070287841"/></text:h>
      <text:p text:style-name="P4">git add .</text:p>
      <text:p text:style-name="P4">git commit -m 'intialized repo'</text:p>
      <text:p text:style-name="P4">git push -u origin master</text:p>
      <text:h text:style-name="P18" text:outline-level="2"><text:bookmark-start text:name="__RefHeading__159_2070287841"/>2.4 Delete a File<text:bookmark-end text:name="__RefHeading__159_2070287841"/></text:h>
      <text:p text:style-name="code">git rm models.ods</text:p>
      <text:p text:style-name="code"/>
      <text:h text:style-name="P19" text:outline-level="2">2.5 Change File Name</text:h>
      <text:p text:style-name="P13">git mv original n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06T23:43:19.067705431</dc:date>
    <meta:editing-duration>PT10H55M4S</meta:editing-duration>
    <meta:editing-cycles>11</meta:editing-cycles>
    <meta:document-statistic meta:table-count="0" meta:image-count="0" meta:object-count="0" meta:page-count="2" meta:paragraph-count="64" meta:word-count="274" meta:character-count="1789" meta:non-whitespace-character-count="1574"/>
  </office:meta>
</office:document-meta>
</file>